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oodle</text:p>
      <text:p text:style-name="Standard">Lassie the cow and Millie the cow are doodling together. Lassie is drawing a doodle on a sheet of A x B sketch paper where ( 1 &lt;= A &lt;= 10, 1 &lt;= B &lt;= 10). However, Millie wants to draw a bigger doodle so the doodle has to be exactly C times bigger (1 &lt;= C &lt;= 10) in all directions. </text:p>
      <text:p text:style-name="Standard"/>
      <text:p text:style-name="Standard">The doodle will consist only of the ‘.’ and ‘X’ characters.</text:p>
      <text:p text:style-name="Standard"/>
      <text:p text:style-name="Standard">INPUT FORMAT</text:p>
      <text:p text:style-name="Standard"/>
      <text:p text:style-name="Standard">The input’s first line has A, B, and C, separated by spaces.</text:p>
      <text:p text:style-name="Standard"/>
      <text:p text:style-name="Standard">OUTPUT FORMAT</text:p>
      <text:p text:style-name="Standard"/>
      <text:p text:style-name="Standard">You need to output CA lines, each with CB characters, showing the enlarged doodle.</text:p>
      <text:p text:style-name="Standard"/>
      <text:p text:style-name="Standard">SAMPLE INPUT</text:p>
      <text:p text:style-name="Standard"/>
      <text:p text:style-name="Standard">2 3 3</text:p>
      <text:p text:style-name="Standard">XXX</text:p>
      <text:p text:style-name="Standard">X.X</text:p>
      <text:p text:style-name="Standard">SAMPLE OUTPUT</text:p>
      <text:p text:style-name="Standard"/>
      <text:p text:style-name="Standard">XXXXXXXXX</text:p>
      <text:p text:style-name="Standard">XXXXXXXXX</text:p>
      <text:p text:style-name="Standard">XXXXXXXXX</text:p>
      <text:p text:style-name="Standard">XXX...XXX</text:p>
      <text:p text:style-name="Standard">XXX...XXX</text:p>
      <text:p text:style-name="Standard">XXX...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02:55:47.803000000</meta:creation-date>
    <dc:date>2022-03-25T02:56:24.412000000</dc:date>
    <meta:editing-duration>PT36S</meta:editing-duration>
    <meta:editing-cycles>1</meta:editing-cycles>
    <meta:document-statistic meta:table-count="0" meta:image-count="0" meta:object-count="0" meta:page-count="1" meta:paragraph-count="18" meta:word-count="120" meta:character-count="607" meta:non-whitespace-character-count="504"/>
    <meta:generator>LibreOffice/5.4.6.2$Windows_X86_64 LibreOffice_project/4014ce260a04f1026ba855d3b8d91541c224eab8</meta:generator>
  </office:meta>
</office:document-meta>
</file>